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ca16f" officeooo:paragraph-rsid="001ca16f"/>
    </style:style>
    <style:style style:name="P2" style:family="paragraph" style:parent-style-name="Subtitle">
      <style:text-properties fo:language="zxx" fo:country="none" style:language-asian="zxx" style:country-asian="none" style:language-complex="zxx" style:country-complex="none"/>
    </style:style>
    <style:style style:name="P3" style:family="paragraph" style:parent-style-name="Text_20_body">
      <style:text-properties fo:language="zxx" fo:country="none" style:language-asian="zxx" style:country-asian="none" style:language-complex="zxx" style:country-complex="none"/>
    </style:style>
    <style:style style:name="P4" style:family="paragraph" style:parent-style-name="Text_20_body">
      <style:text-properties fo:language="zxx" fo:country="none" officeooo:paragraph-rsid="001ca16f" style:language-asian="zxx" style:country-asian="none" style:language-complex="zxx" style:country-complex="none"/>
    </style:style>
    <style:style style:name="P5" style:family="paragraph" style:parent-style-name="Text_20_body">
      <style:text-properties fo:language="zxx" fo:country="none" officeooo:rsid="001ca16f" officeooo:paragraph-rsid="001ca16f" style:language-asian="zxx" style:country-asian="none" style:language-complex="zxx" style:country-complex="none"/>
    </style:style>
    <style:style style:name="P6" style:family="paragraph" style:parent-style-name="Text_20_body">
      <style:paragraph-properties fo:line-height="115%"/>
      <style:text-properties fo:language="zxx" fo:country="none" officeooo:rsid="001fc834" officeooo:paragraph-rsid="001fc834" style:language-asian="zxx" style:country-asian="none" style:language-complex="zxx" style:country-complex="none"/>
    </style:style>
    <style:style style:name="P7" style:family="paragraph" style:parent-style-name="Text_20_body">
      <style:text-properties fo:language="zxx" fo:country="none" officeooo:rsid="0025190f" officeooo:paragraph-rsid="0025190f" style:language-asian="zxx" style:country-asian="none" style:language-complex="zxx" style:country-complex="none"/>
    </style:style>
    <style:style style:name="P8" style:family="paragraph" style:parent-style-name="Text_20_body">
      <style:text-properties fo:language="zxx" fo:country="none" officeooo:rsid="0025d587" officeooo:paragraph-rsid="0025d587" style:language-asian="zxx" style:country-asian="none" style:language-complex="zxx" style:country-complex="none"/>
    </style:style>
    <style:style style:name="P9" style:family="paragraph" style:parent-style-name="Text_20_body">
      <style:text-properties fo:language="zxx" fo:country="none" officeooo:rsid="0026ce63" officeooo:paragraph-rsid="0026ce63" style:language-asian="zxx" style:country-asian="none" style:language-complex="zxx" style:country-complex="none"/>
    </style:style>
    <style:style style:name="P10" style:family="paragraph" style:parent-style-name="Text_20_body">
      <style:text-properties fo:language="zxx" fo:country="none" officeooo:rsid="002a93f5" officeooo:paragraph-rsid="002a93f5" style:language-asian="zxx" style:country-asian="none" style:language-complex="zxx" style:country-complex="none"/>
    </style:style>
    <style:style style:name="P11" style:family="paragraph" style:parent-style-name="Text_20_body">
      <style:text-properties fo:language="zxx" fo:country="none" officeooo:rsid="003218fa" officeooo:paragraph-rsid="003218fa" style:language-asian="zxx" style:country-asian="none" style:language-complex="zxx" style:country-complex="none"/>
    </style:style>
    <style:style style:name="P12" style:family="paragraph" style:parent-style-name="Text_20_body">
      <style:text-properties fo:language="zxx" fo:country="none" officeooo:rsid="002aa2b5" officeooo:paragraph-rsid="002aa2b5" style:language-asian="zxx" style:country-asian="none" style:language-complex="zxx" style:country-complex="none"/>
    </style:style>
    <style:style style:name="P13" style:family="paragraph" style:parent-style-name="Text_20_body">
      <style:text-properties fo:language="zxx" fo:country="none" officeooo:rsid="002f203c" officeooo:paragraph-rsid="002f203c" style:language-asian="zxx" style:country-asian="none" style:language-complex="zxx" style:country-complex="none"/>
    </style:style>
    <style:style style:name="P14" style:family="paragraph" style:parent-style-name="Text_20_body">
      <style:text-properties fo:language="zxx" fo:country="none" officeooo:rsid="003300be" officeooo:paragraph-rsid="003300be" style:language-asian="zxx" style:country-asian="none" style:language-complex="zxx" style:country-complex="none"/>
    </style:style>
    <style:style style:name="P15" style:family="paragraph" style:parent-style-name="Text_20_body">
      <style:paragraph-properties fo:line-height="115%"/>
      <style:text-properties fo:language="zxx" fo:country="none" style:text-underline-style="none" officeooo:rsid="002408d2" officeooo:paragraph-rsid="002408d2" style:language-asian="zxx" style:country-asian="none" style:language-complex="zxx" style:country-complex="none"/>
    </style:style>
    <style:style style:name="P16" style:family="paragraph" style:parent-style-name="Text_20_body">
      <style:text-properties fo:language="zxx" fo:country="none" style:text-underline-style="none" officeooo:rsid="0025190f" officeooo:paragraph-rsid="0025190f" style:language-asian="zxx" style:country-asian="none" style:language-complex="zxx" style:country-complex="none"/>
    </style:style>
    <style:style style:name="P17" style:family="paragraph" style:parent-style-name="Title">
      <style:text-properties fo:language="zxx" fo:country="none" style:language-asian="zxx" style:country-asian="none" style:language-complex="zxx" style:country-complex="none"/>
    </style:style>
    <style:style style:name="P18" style:family="paragraph" style:parent-style-name="Text_20_body" style:list-style-name="L1">
      <style:text-properties fo:language="zxx" fo:country="none" officeooo:rsid="001ca16f" officeooo:paragraph-rsid="001ca16f" style:language-asian="zxx" style:country-asian="none" style:language-complex="zxx" style:country-complex="none"/>
    </style:style>
    <style:style style:name="P19" style:family="paragraph" style:parent-style-name="Text_20_body" style:list-style-name="L1">
      <style:text-properties fo:language="zxx" fo:country="none" officeooo:rsid="001e189e" officeooo:paragraph-rsid="001e189e" style:language-asian="zxx" style:country-asian="none" style:language-complex="zxx" style:country-complex="none"/>
    </style:style>
    <style:style style:name="P20" style:family="paragraph" style:parent-style-name="Text_20_body" style:list-style-name="L1">
      <style:text-properties fo:language="zxx" fo:country="none" officeooo:rsid="001fc834" officeooo:paragraph-rsid="001fc834" style:language-asian="zxx" style:country-asian="none" style:language-complex="zxx" style:country-complex="none"/>
    </style:style>
    <style:style style:name="P21" style:family="paragraph" style:parent-style-name="Text_20_body" style:list-style-name="L1">
      <style:text-properties fo:language="zxx" fo:country="none" officeooo:rsid="00217878" officeooo:paragraph-rsid="00217878" style:language-asian="zxx" style:country-asian="none" style:language-complex="zxx" style:country-complex="none"/>
    </style:style>
    <style:style style:name="P22" style:family="paragraph" style:parent-style-name="Text_20_body" style:list-style-name="L1">
      <style:text-properties fo:language="zxx" fo:country="none" officeooo:rsid="00217878" officeooo:paragraph-rsid="0021dc89" style:language-asian="zxx" style:country-asian="none" style:language-complex="zxx" style:country-complex="none"/>
    </style:style>
    <style:style style:name="P23" style:family="paragraph" style:parent-style-name="Text_20_body" style:list-style-name="L1">
      <style:text-properties fo:language="zxx" fo:country="none" officeooo:rsid="002408d2" officeooo:paragraph-rsid="002408d2" style:language-asian="zxx" style:country-asian="none" style:language-complex="zxx" style:country-complex="none"/>
    </style:style>
    <style:style style:name="P24" style:family="paragraph" style:parent-style-name="Text_20_body" style:list-style-name="L1">
      <style:text-properties fo:language="zxx" fo:country="none" officeooo:rsid="002408d2" officeooo:paragraph-rsid="00244dde" style:language-asian="zxx" style:country-asian="none" style:language-complex="zxx" style:country-complex="none"/>
    </style:style>
    <style:style style:name="P25" style:family="paragraph" style:parent-style-name="Text_20_body" style:list-style-name="L1">
      <style:text-properties fo:language="zxx" fo:country="none" officeooo:rsid="00244dde" officeooo:paragraph-rsid="00244dde" style:language-asian="zxx" style:country-asian="none" style:language-complex="zxx" style:country-complex="none"/>
    </style:style>
    <style:style style:name="P26" style:family="paragraph" style:parent-style-name="Text_20_body" style:list-style-name="L2">
      <style:text-properties fo:language="zxx" fo:country="none" officeooo:rsid="0025d587" officeooo:paragraph-rsid="0025d587" style:language-asian="zxx" style:country-asian="none" style:language-complex="zxx" style:country-complex="none"/>
    </style:style>
    <style:style style:name="P27" style:family="paragraph" style:parent-style-name="Text_20_body" style:list-style-name="L1">
      <style:text-properties fo:language="zxx" fo:country="none" style:text-underline-style="none" officeooo:rsid="001fc834" officeooo:paragraph-rsid="001fc834" style:language-asian="zxx" style:country-asian="none" style:language-complex="zxx" style:country-complex="none"/>
    </style:style>
    <style:style style:name="P28" style:family="paragraph" style:parent-style-name="Text_20_body" style:list-style-name="L1">
      <style:text-properties fo:language="zxx" fo:country="none" style:text-underline-style="none" officeooo:rsid="00217878" officeooo:paragraph-rsid="00217878" style:language-asian="zxx" style:country-asian="none" style:language-complex="zxx" style:country-complex="none"/>
    </style:style>
    <style:style style:name="P29" style:family="paragraph" style:parent-style-name="Text_20_body" style:list-style-name="L1">
      <style:text-properties fo:language="zxx" fo:country="none" style:text-underline-style="none" officeooo:rsid="002408d2" officeooo:paragraph-rsid="002408d2" style:language-asian="zxx" style:country-asian="none" style:language-complex="zxx" style:country-complex="none"/>
    </style:style>
    <style:style style:name="P30" style:family="paragraph" style:parent-style-name="Text_20_body" style:list-style-name="L1">
      <style:text-properties fo:language="zxx" fo:country="none" style:text-underline-style="none" officeooo:rsid="00244dde" officeooo:paragraph-rsid="00244dde" style:language-asian="zxx" style:country-asian="none" style:language-complex="zxx" style:country-complex="none"/>
    </style:style>
    <style:style style:name="P31" style:family="paragraph" style:parent-style-name="Text_20_body" style:list-style-name="L1">
      <style:text-properties fo:language="zxx" fo:country="none" style:text-underline-style="none" officeooo:rsid="00244dde" officeooo:paragraph-rsid="002f203c" style:language-asian="zxx" style:country-asian="none" style:language-complex="zxx" style:country-complex="none"/>
    </style:style>
    <style:style style:name="P32" style:family="paragraph" style:parent-style-name="Text_20_body" style:list-style-name="L1">
      <style:text-properties fo:language="zxx" fo:country="none" style:text-underline-style="none" officeooo:rsid="002f203c" officeooo:paragraph-rsid="002f203c" style:language-asian="zxx" style:country-asian="none" style:language-complex="zxx" style:country-complex="none"/>
    </style:style>
    <style:style style:name="P33" style:family="paragraph" style:parent-style-name="Text_20_body" style:list-style-name="L1">
      <style:paragraph-properties fo:break-before="page"/>
      <style:text-properties fo:language="zxx" fo:country="none" officeooo:rsid="001fc834" officeooo:paragraph-rsid="001fc834" style:language-asian="zxx" style:country-asian="none" style:language-complex="zxx" style:country-complex="none"/>
    </style:style>
    <style:style style:name="P34" style:family="paragraph" style:parent-style-name="Text_20_body" style:list-style-name="L1">
      <style:paragraph-properties fo:break-before="page"/>
      <style:text-properties fo:language="zxx" fo:country="none" officeooo:rsid="00244dde" officeooo:paragraph-rsid="00244dde" style:language-asian="zxx" style:country-asian="none" style:language-complex="zxx" style:country-complex="none"/>
    </style:style>
    <style:style style:name="P35" style:family="paragraph" style:parent-style-name="Text_20_body" style:list-style-name="L1">
      <style:paragraph-properties fo:break-before="page"/>
      <style:text-properties fo:language="zxx" fo:country="none" style:text-underline-style="none" officeooo:rsid="002408d2" officeooo:paragraph-rsid="002408d2" style:language-asian="zxx" style:country-asian="none" style:language-complex="zxx" style:country-complex="none"/>
    </style:style>
    <style:style style:name="P36" style:family="paragraph" style:parent-style-name="Heading_20_1">
      <style:text-properties fo:language="zxx" fo:country="none" style:language-asian="zxx" style:country-asian="none" style:language-complex="zxx" style:country-complex="none"/>
    </style:style>
    <style:style style:name="P37" style:family="paragraph" style:parent-style-name="Heading_20_1">
      <style:text-properties fo:language="zxx" fo:country="none" officeooo:rsid="001ca16f" officeooo:paragraph-rsid="001ca16f" style:language-asian="zxx" style:country-asian="none" style:language-complex="zxx" style:country-complex="none"/>
    </style:style>
    <style:style style:name="P38" style:family="paragraph" style:parent-style-name="Heading_20_1" style:list-style-name="">
      <style:text-properties fo:language="zxx" fo:country="none" style:language-asian="zxx" style:country-asian="none" style:language-complex="zxx" style:country-complex="none"/>
    </style:style>
    <style:style style:name="P39" style:family="paragraph" style:parent-style-name="Heading_20_1">
      <style:paragraph-properties fo:break-before="page"/>
      <style:text-properties fo:language="zxx" fo:country="none" style:language-asian="zxx" style:country-asian="none" style:language-complex="zxx" style:country-complex="none"/>
    </style:style>
    <style:style style:name="P40" style:family="paragraph" style:parent-style-name="Heading_20_2">
      <style:text-properties fo:language="zxx" fo:country="none" style:language-asian="zxx" style:country-asian="none" style:language-complex="zxx" style:country-complex="none"/>
    </style:style>
    <style:style style:name="T1" style:family="text">
      <style:text-properties officeooo:rsid="001ca16f"/>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e189e"/>
    </style:style>
    <style:style style:name="T4" style:family="text">
      <style:text-properties style:text-underline-style="solid" style:text-underline-width="auto" style:text-underline-color="font-color" officeooo:rsid="001fc834"/>
    </style:style>
    <style:style style:name="T5" style:family="text">
      <style:text-properties style:text-underline-style="solid" style:text-underline-width="auto" style:text-underline-color="font-color" officeooo:rsid="00217878"/>
    </style:style>
    <style:style style:name="T6" style:family="text">
      <style:text-properties style:text-underline-style="solid" style:text-underline-width="auto" style:text-underline-color="font-color" officeooo:rsid="00244dde"/>
    </style:style>
    <style:style style:name="T7" style:family="text">
      <style:text-properties officeooo:rsid="001e189e"/>
    </style:style>
    <style:style style:name="T8" style:family="text">
      <style:text-properties officeooo:rsid="001fc834"/>
    </style:style>
    <style:style style:name="T9" style:family="text">
      <style:text-properties style:text-underline-style="none"/>
    </style:style>
    <style:style style:name="T10" style:family="text">
      <style:text-properties style:text-underline-style="none" officeooo:rsid="001fc834"/>
    </style:style>
    <style:style style:name="T11" style:family="text">
      <style:text-properties style:text-underline-style="none" officeooo:rsid="001e189e"/>
    </style:style>
    <style:style style:name="T12" style:family="text">
      <style:text-properties style:text-underline-style="none" officeooo:rsid="00217878"/>
    </style:style>
    <style:style style:name="T13" style:family="text">
      <style:text-properties style:text-underline-style="none" officeooo:rsid="0021dc89"/>
    </style:style>
    <style:style style:name="T14" style:family="text">
      <style:text-properties style:text-underline-style="none" officeooo:rsid="002408d2"/>
    </style:style>
    <style:style style:name="T15" style:family="text">
      <style:text-properties style:text-underline-style="none" officeooo:rsid="00244dde"/>
    </style:style>
    <style:style style:name="T16" style:family="text">
      <style:text-properties officeooo:rsid="0021dc89"/>
    </style:style>
    <style:style style:name="T17" style:family="text">
      <style:text-properties officeooo:rsid="0026ad1c"/>
    </style:style>
    <style:style style:name="T18" style:family="text">
      <style:text-properties officeooo:rsid="002aa2b5"/>
    </style:style>
    <style:style style:name="T19" style:family="text">
      <style:text-properties officeooo:rsid="002b37c0"/>
    </style:style>
    <style:style style:name="T20" style:family="text">
      <style:text-properties officeooo:rsid="002f203c"/>
    </style:style>
    <style:style style:name="T21" style:family="text">
      <style:text-properties officeooo:rsid="00244dde"/>
    </style:style>
    <style:style style:name="T22" style:family="text">
      <style:text-properties officeooo:rsid="00308df0"/>
    </style:style>
    <style:style style:name="T23" style:family="text">
      <style:text-properties officeooo:rsid="0034fa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pte rendu des notions vu<text:span text:style-name="T1">es</text:span></text:p>
      <text:p text:style-name="P2"><text:span text:style-name="T1">Premier</text:span> cours : <text:span text:style-name="T23">Socket Datagram</text:span></text:p>
      <text:p text:style-name="P3"/>
      <text:h text:style-name="P37" text:outline-level="1">I – Fonctions de manipulation des sockets</text:h>
      <text:p text:style-name="P4"/>
      <text:h text:style-name="P40" text:outline-level="2"><text:span text:style-name="T1">A – </text:span>Fonctions en C</text:h>
      <text:p text:style-name="P4"/>
      <text:p text:style-name="P5">Lors de ce premier cours, nous avons vu plusieurs fonctions de manipulation des sockets, les voici:</text:p>
      <text:list xml:id="list3923704939" text:style-name="L1">
        <text:list-item>
          <text:p text:style-name="P18">int socket(int domain, int type, int protocol) :</text:p>
          <text:p text:style-name="P18">Permet de créer un socket.</text:p>
          <text:p text:style-name="P18"><text:span text:style-name="T9">→</text:span><text:span text:style-name="T10"> </text:span><text:span text:style-name="T2">domain</text:span> : spécifie le domaine de communication. Lors du <text:span text:style-name="T16">premier cours </text:span><text:s/>nous avons utilisé PF_INET (identique à AF_INET) qui spécifie qu’on souhaite utiliser une communication IP<text:span text:style-name="T8">v</text:span>4. Il en existe d’autre qui sont citées dans la page 2 du man de socket.</text:p>
          <text:p text:style-name="P18"><text:span text:style-name="T11">→</text:span><text:span text:style-name="T10"> </text:span><text:span text:style-name="T3">t</text:span><text:span text:style-name="T2">ype</text:span> : <text:span text:style-name="T7">définie le type de communication du socket. Lors du TP nous avons utilisé SOCK_DGRAM c’est à dire un mode UDP (pas de connexion, peu fiable, taille fixe). De même que pour </text:span><text:span text:style-name="T3">domain</text:span><text:span text:style-name="T7">, </text:span><text:span text:style-name="T3">type</text:span><text:span text:style-name="T7"> peut prendre un ensemble de valeur définies dans la page 2 du man de socket.</text:span></text:p>
          <text:p text:style-name="P19"><text:span text:style-name="T9">→</text:span><text:span text:style-name="T10"> </text:span><text:span text:style-name="T2">protocol</text:span> : spécifie le protocol de transport a utiliser. Dans le TP nous avons utilisé 0, c’est à dire que l’OS choisit le protocol a utiliser.</text:p>
          <text:p text:style-name="P19">socket nous retourne un entier :</text:p>
          <text:list>
            <text:list-item>
              <text:p text:style-name="P19">-1 si erreur</text:p>
            </text:list-item>
            <text:list-item>
              <text:p text:style-name="P19">sinon, un descripteur de fichier vers le socket créé.</text:p>
            </text:list-item>
          </text:list>
        </text:list-item>
      </text:list>
      <text:p text:style-name="P6"/>
      <text:list xml:id="list132141481212147" text:continue-numbering="true" text:style-name="L1">
        <text:list-item>
          <text:p text:style-name="P33">int bind(int sockfd, const struct sockaddr *addr, socklen_t addrlen);</text:p>
          <text:p text:style-name="P20">Permet de définir l’adresse d’un socket. En effet, lors de sa création à l’aide de la fonction socket, <text:span text:style-name="T17">le socket existe mais aucune adresse IP ne lui ai attribuée</text:span>. Il sera donc difficilement appellable puisqu’il n’aura pas forcément la même adresse à chaque exécution. De plus il faudrait utiliser netstat pour connaître son adresse afin de communiquer avec lui.</text:p>
          <text:p text:style-name="P20">→ <text:span text:style-name="T2">sockfd</text:span><text:span text:style-name="T9"> : Le descripteur de fichier du socket auquel on veut bind une adresse. Il est obtenu en retour de la commande socket.</text:span></text:p>
          <text:p text:style-name="P20"><text:span text:style-name="T9">→ </text:span><text:span text:style-name="T2">sockaddr</text:span><text:span text:style-name="T9"> : l’adresse qu’on veut lui attribuer. Lors d</text:span><text:span text:style-name="T13">u premier cours</text:span><text:span text:style-name="T9"> nous avons utiliser une adresse de type struct sockaddr_in qui est castée en struct sockaddr lors de l’appel de bind.</text:span></text:p>
          <text:p text:style-name="P27">En effet, bind fonctionnera qu’importe le domain de communication définit au socket. La structure sockaddr généralise l’ensemble des structure d’adressage. Puisque nous étions dans le cas d’une communication Ipv4, nous utilisons un adressage internet, donc la strucutre <text:s/>sockaddr_in.</text:p>
          <text:p text:style-name="P20"><text:span text:style-name="T9">→ </text:span><text:span text:style-name="T2">addrlen </text:span><text:span text:style-name="T9">: </text:span><text:span text:style-name="T12">Cet argument permet la généricité de la fonction. Puisque, comme dit précédement, bind s’utilise avec n’importe quel </text:span><text:span text:style-name="T5">domain</text:span><text:span text:style-name="T12"> défini pour le socket, il faut spécifier la taille de l’adresse de ce socket.</text:span></text:p>
          <text:p text:style-name="P28">bind renvoit un nombre entier :</text:p>
          <text:list>
            <text:list-item>
              <text:p text:style-name="P28">-1 en cas d’erreur</text:p>
            </text:list-item>
            <text:list-item>
              <text:p text:style-name="P28">0 sinon</text:p>
            </text:list-item>
          </text:list>
        </text:list-item>
      </text:list>
      <text:p text:style-name="P6"/>
      <text:list xml:id="list132139825934705" text:continue-numbering="true" text:style-name="L1">
        <text:list-item>
          <text:p text:style-name="P33">ssize_t sendto(int sockfd, const void *buf, size_t len, int flags, const struct sockaddr *dest_addr, socklen_t addrlen);</text:p>
          <text:p text:style-name="P21">Permet d’envoyer un message par le biais du socket.</text:p>
          <text:p text:style-name="P22">→ <text:span text:style-name="T4">sockfd</text:span><text:span text:style-name="T8"> : Le descripteur de fichier du socket avec lequel envoyé le message. I</text:span><text:span text:style-name="T10">l est obtenu en retour de la commande socket.</text:span></text:p>
          <text:p text:style-name="P21">→ <text:span text:style-name="T2">buf</text:span><text:span text:style-name="T9"> : </text:span><text:span text:style-name="T13">Le message à envoyé. Il peut <text:s/>être de n’importe quel type.</text:span></text:p>
          <text:p text:style-name="P21"><text:span text:style-name="T9">→ </text:span><text:span text:style-name="T2">len</text:span><text:span text:style-name="T9"> : </text:span><text:span text:style-name="T13">La longueur du message à envoyé.</text:span></text:p>
          <text:p text:style-name="P21"><text:span text:style-name="T9">→ </text:span><text:span text:style-name="T2">flags</text:span><text:span text:style-name="T9"> : </text:span><text:span text:style-name="T13">Permet de mofidier le comportement de la fonction. Lors du </text:span><text:span text:style-name="T14">premier cours, nous avons utilisé 0. Ceci permet d’avoir un comportement similaire à la fonction write, c’est à dire qu’on envoie simplement le message par le biais le socket.</text:span></text:p>
          <text:p text:style-name="P21"><text:span text:style-name="T9">→ </text:span><text:span text:style-name="T2">dest_addr</text:span><text:span text:style-name="T9"> : </text:span><text:span text:style-name="T14">Comme pour bind, l’adresse de destination à laquelle envoyer le message entant que structure sockaddr puisqu’elle est utilisable par tout type de socket.</text:span></text:p>
          <text:p text:style-name="P21"><text:span text:style-name="T9">→ </text:span><text:span text:style-name="T2">addrlen</text:span><text:span text:style-name="T9"> : </text:span><text:span text:style-name="T14">Comme pour bind, la longueur de l’adresse de destination.</text:span></text:p>
          <text:p text:style-name="P23"><text:span text:style-name="T15">s</text:span><text:span text:style-name="T9">endto renvoit un nombre entier (ssize_t) :</text:span></text:p>
          <text:list>
            <text:list-item>
              <text:p text:style-name="P29">-1 en cas d’erreur</text:p>
            </text:list-item>
            <text:list-item>
              <text:p text:style-name="P29">Sinon, le nombre de bit envoyé à travers le socket.</text:p>
            </text:list-item>
          </text:list>
        </text:list-item>
      </text:list>
      <text:p text:style-name="P15"/>
      <text:list xml:id="list132140777434115" text:continue-numbering="true" text:style-name="L1">
        <text:list-item>
          <text:p text:style-name="P35">ssize_t recvfrom(int sockfd, void *buf, size_t len, int flags, <text:s/>struct sockaddr *src_addr, socklen_t *addrlen);</text:p>
          <text:p text:style-name="P23"><text:span text:style-name="T9">Attend la réception d’un message sur le socket d’écoute passé en paramètre puis le stock dans le buffer </text:span><text:span text:style-name="T2">buf</text:span><text:span text:style-name="T9">.</text:span></text:p>
          <text:p text:style-name="P23"><text:span text:style-name="T9">→ </text:span><text:span text:style-name="T2">sockfd</text:span><text:span text:style-name="T9"> : L</text:span><text:span text:style-name="T10">e descripteur de fichier du socket </text:span><text:span text:style-name="T9">à écouter</text:span><text:span text:style-name="T10">. Il est obtenu en retour de la commande socket.</text:span></text:p>
          <text:p text:style-name="P23"><text:span text:style-name="T9">→ </text:span><text:span text:style-name="T2">buf</text:span><text:span text:style-name="T9"> : La variable dans laquelle stocker le message reçu. Il peut être de n’importe quel type.</text:span></text:p>
          <text:p text:style-name="P23"><text:span text:style-name="T9">→ </text:span><text:span text:style-name="T2">len</text:span><text:span text:style-name="T9"> : La taille maximale du buffer. Si le message est plus grand, il sera tronqu</text:span><text:span text:style-name="T15">é</text:span><text:span text:style-name="T9">.</text:span></text:p>
          <text:p text:style-name="P24"><text:span text:style-name="T9">→ </text:span><text:span text:style-name="T2">flags</text:span><text:span text:style-name="T9"> :</text:span><text:span text:style-name="T12"> </text:span><text:span text:style-name="T13">Permet de mofidier le comportement de la fonction. Lors du </text:span><text:span text:style-name="T9">premier cours, nous avons utilisé 0. Ceci permet d’avoir un comportement similaire à la fonction </text:span><text:span text:style-name="T15">read</text:span><text:span text:style-name="T9">, c’est à dire qu’on </text:span><text:span text:style-name="T15">lit</text:span><text:span text:style-name="T9"> simplement le message </text:span><text:span text:style-name="T15">reçu sur notre socket</text:span><text:span text:style-name="T9">.</text:span></text:p>
          <text:p text:style-name="P23"><text:span text:style-name="T9">→ </text:span><text:span text:style-name="T2">src_addr</text:span><text:span text:style-name="T9"> : </text:span><text:span text:style-name="T15">permet de stocker l’addresse via laquelle notre socket a été solicité. Comme pour les fonctions précédentes, l’adresse utilisé pendant le premier cours était un sockaddr_in qui a été cast en sockaddr puisque recvfrom peut-être utilisé par tout type de socket.</text:span></text:p>
          <text:p text:style-name="P23"><text:span text:style-name="T9">→ </text:span><text:span text:style-name="T2">addrlen</text:span><text:span text:style-name="T9"> : </text:span><text:span text:style-name="T15">La taille de src_addr.</text:span></text:p>
          <text:p text:style-name="P30">recvfrom renvoit un nombre entier (ssize_t) :</text:p>
          <text:list>
            <text:list-item>
              <text:p text:style-name="P30">-1 en cas d’erreur</text:p>
            </text:list-item>
            <text:list-item>
              <text:p text:style-name="P30">Sinon le nombre de bits lus.</text:p>
            </text:list-item>
          </text:list>
        </text:list-item>
      </text:list>
      <text:p text:style-name="P6"/>
      <text:list xml:id="list132140332481288" text:continue-numbering="true" text:style-name="L1">
        <text:list-item>
          <text:p text:style-name="P34">int getsockname(int sockfd, struct sockaddr *addr, socklen_t *addrlen);</text:p>
          <text:p text:style-name="P25">Récupère l’adresse du socket dont le descripteur de fichier est passé en paramètre et la stock dans <text:span text:style-name="T2">addr</text:span>.</text:p>
          <text:p text:style-name="P25">→ <text:span text:style-name="T2">sockfd</text:span><text:span text:style-name="T9"> : </text:span><text:span text:style-name="T14">L</text:span><text:span text:style-name="T10">e descripteur de fichier du socket </text:span><text:span text:style-name="T9">dont on veut récupérer l’adresse</text:span><text:span text:style-name="T10">. Il est obtenu en retour de la commande socket.</text:span></text:p>
          <text:p text:style-name="P25"><text:span text:style-name="T10">→</text:span><text:span text:style-name="T9"> </text:span><text:span text:style-name="T2">addr</text:span><text:span text:style-name="T9"> : Variable dans laquelle l’adresse du socket sera stockée. Comme pour les fonctions précédentes, cette fonction peut être utilisé pour tout type de socket, il faudra donc la cast au format sockaddr.</text:span></text:p>
          <text:p text:style-name="P25"><text:span text:style-name="T9">→ </text:span><text:span text:style-name="T2">addrlen</text:span><text:span text:style-name="T9"> : La taille de </text:span><text:span text:style-name="T2">addr</text:span><text:span text:style-name="T9">.</text:span></text:p>
          <text:p text:style-name="P30"><text:span text:style-name="T20">g</text:span>etsockname renvoit un nombre entier :</text:p>
          <text:list>
            <text:list-item>
              <text:p text:style-name="P30">-1 en cas d’erreur</text:p>
            </text:list-item>
            <text:list-item>
              <text:p text:style-name="P30">Sinon 0.</text:p>
            </text:list-item>
          </text:list>
        </text:list-item>
        <text:list-item>
          <text:p text:style-name="P30">int close(int fd);</text:p>
          <text:p text:style-name="P32">Ferme un descripteur de fichier. <text:span text:style-name="T22">On l’utilise pour fermé le socket ouvert par la fonction socket.</text:span></text:p>
          <text:p text:style-name="P32">→ <text:span text:style-name="T2">s</text:span><text:span text:style-name="T6">ockfd</text:span><text:span text:style-name="T21"> : Le descripteur de fichier du socket dont on veut récupérer l’adresse. Il est obtenu en retour de la commande socket.</text:span></text:p>
          <text:p text:style-name="P31"><text:span text:style-name="T20">close</text:span> renvoit un nombre entier :</text:p>
          <text:list>
            <text:list-item>
              <text:p text:style-name="P31">-1 en cas d’erreur</text:p>
              <text:p text:style-name="P31">Sinon 0.</text:p>
            </text:list-item>
          </text:list>
        </text:list-item>
      </text:list>
      <text:p text:style-name="P16">L’ensemble de ces fonctions nécessites l’utilisation de la librairies sys/socket.h <text:span text:style-name="T20">ou unistd.h.</text:span></text:p>
      <text:p text:style-name="P16">Certaines nécessites également sys/types.h. </text:p>
      <text:h text:style-name="P40" text:outline-level="2">B – Les fonctions en bash</text:h>
      <text:p text:style-name="P3"/>
      <text:p text:style-name="P7">Lors du premier cours, nous avons aussi vu l’utilisation de netstat.</text:p>
      <text:p text:style-name="P7">Cette fonction affiche un ensemble d’informations sur le réseau (connexions internet, tables de routage, interfaces statiques, …).</text:p>
      <text:p text:style-name="P7">Nous avons particulièrement vu : <text:span text:style-name="T9">netstat –inet -anpc</text:span></text:p>
      <text:p text:style-name="P16">→ --inet : spécifie qu’on veut les adresses internet IPv4.</text:p>
      <text:p text:style-name="P16">→ -a : Affiche toutes les adresses.</text:p>
      <text:p text:style-name="P16">→ -n : Affiche les adresses et ports au format numérique plutôt qu’utiliser les noms symboliques.</text:p>
      <text:p text:style-name="P16">→ -p : Affiche le PID du processus utilisant cette adresse.</text:p>
      <text:p text:style-name="P16"><text:soft-page-break/>→ -c : Exécute en continue la commande netstat avec ses différents arguments</text:p>
      <text:p text:style-name="P16"/>
      <text:p text:style-name="P16">Cette commande doit être utilisée en super user afin de voir toutes les adresses.</text:p>
      <text:p text:style-name="P16">Nous avons également combiné cette commande avec un | grep &lt;nomDuProgrammeLancé&gt; afin de limiter l’affichage aux processus qui nous intéressent.</text:p>
      <text:p text:style-name="P16"/>
      <text:h text:style-name="P36" text:outline-level="1">II – Les fonctions « network-order »</text:h>
      <text:p text:style-name="P3"/>
      <text:p text:style-name="P8">En fonction des implémentations de la machine et de l’OS, il est possible qu’une valeur entrée dans le code ne soit pas lue identiquement d’un point de vu du réseau. Il est donc nécessaire de passer par des fonctions “network-order” qui permettent directement de convertir une valeur dite “hôte” (valeur écrite pour être lue par la machine) en valeur dite “réseau” (valeur écrite pour être lue par le réseau)</text:p>
      <text:list xml:id="list444432348" text:style-name="L2">
        <text:list-item>
          <text:p text:style-name="P26">uint16_t htons(uint16_t hostshort);</text:p>
          <text:p text:style-name="P26">Convertit une valeur hôte en valeur réseau.</text:p>
          <text:p text:style-name="P26">→ <text:span text:style-name="T2">hostshort </text:span>: La valeur à convertir.</text:p>
          <text:p text:style-name="P26">htons renvoit un entier non signé écrit sur 16 bits :</text:p>
          <text:list>
            <text:list-item>
              <text:p text:style-name="P26">La valeur convertie en valeur réseau.</text:p>
            </text:list-item>
          </text:list>
        </text:list-item>
        <text:list-item>
          <text:p text:style-name="P26">uint16_t ntohs(uint16_t netshort);</text:p>
          <text:p text:style-name="P26">Convertit une valeur réseau en valeur hôte.</text:p>
          <text:p text:style-name="P26">→ <text:span text:style-name="T2">hostshort </text:span>: La valeur à convertir.</text:p>
          <text:p text:style-name="P26">htons renvoit un entier non signé écrit sur 16 bits :</text:p>
          <text:list>
            <text:list-item>
              <text:p text:style-name="P26">La valeur convertie en valeur machine.</text:p>
            </text:list-item>
          </text:list>
        </text:list-item>
      </text:list>
      <text:h text:style-name="P38" text:outline-level="1"/>
      <text:h text:style-name="P39" text:outline-level="1">III – Adressage d’un socket : bind et getsockname</text:h>
      <text:p text:style-name="P3"/>
      <text:p text:style-name="P9">Comme dit précédemment, la fonction bind permet d’attribuer une adresse au socket.</text:p>
      <text:p text:style-name="P10">L’intérêt est que le socket puisse être facilement appelé et ce depuis la même adresse qu’importe quand le processus est lancé. Il est également possible de <text:span text:style-name="T18">binder le socket à toutes les interfaces de la machine avec INADDR_ANY entant qu’adresse.</text:span></text:p>
      <text:p text:style-name="P11">De plus, si on ne le bind pas, il faudra d’abord connaître son IP et son port (par exemple à l’aide de netstat) avant de pouvoir l’appeler.</text:p>
      <text:p text:style-name="P10"/>
      <text:p text:style-name="P12">Quant à getsockname, cette fonction permet de récupérer l’adresse du socket (qu’on appelle également son nom).</text:p>
      <text:p text:style-name="P12"/>
      <text:p text:style-name="P12">Comme précisé précédemment, ces deux fonctions <text:span text:style-name="T19">s’utilisent pour tout type de socket, on utilise donc la structure génériques d’adressage des sockets pour envoyer ou récupérer des informations sur le socket via les fonctions bind et getsockname.</text:span></text:p>
      <text:p text:style-name="P12"/>
      <text:h text:style-name="P36" text:outline-level="1">IV – Les valeurs entrainant des comportements particulier</text:h>
      <text:p text:style-name="P3"/>
      <text:p text:style-name="P13">Lors de ce premier cours, nous avons vu deux valeurs particulière : l’adresse du socket à “INADDR_ANY” et le port à 0.</text:p>
      <text:p text:style-name="P13"/>
      <text:p text:style-name="P13">Comme dis précédement, lorsque l’adresse est mise à INADDR_ANY, le socket sera bindé à toutes les adresses IP de la machine. Il pourra donc être appelé par n’importe quel interface ouvert de la machine.</text:p>
      <text:p text:style-name="P13"/>
      <text:p text:style-name="P13">Pour ce qui est du port à 0, il permet une attribution dynamique du port au socket par l’OS. Ceci résulte par des ports possiblement différents entre chaque exécution.</text:p>
      <text:p text:style-name="P14">Ceci semble être plus adapté pour un client qu'un serveur puisque celui-ci a tout intérêt à garder la même adresse et le même port de communication à chaque réexécution du processus serveur.</text:p>
      <text:h text:style-name="P39" text:outline-level="1">V – Conclusion</text:h>
      <text:p text:style-name="P13"/>
      <text:p text:style-name="P14">Lors de ce premier cours nous avons pu voir comment mettre en place des sockets en C.</text:p>
      <text:p text:style-name="P14">J’avais déjà vu comment mettre en place ce système auparavant en Java et en NodeJS.<text:line-break/>Cependant, je ne connaissais pas le fonctionnement de ce système, je savais juste qu'il permettait de communiquer en réseau.</text:p>
      <text:p text:style-name="P14">J'ai donc pu découvrir qu'il existait d'autres type de sockets et aussi leur fonctionnement.</text:p>
      <text:p text:style-name="P14">Nous n'avons pour l'instant vu que les sockets inet mais j'imagine que lors des prochaines séances nous verrons également d'autres forme de socket et aussi d'autres forme de socket inet puisque nous n'avons vu pour l'instant que les sockets UDP et qu'il y a également les socket T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a16f" officeooo:paragraph-rsid="001ca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rentin Destrez<text:tab/>MCS<text:tab/>03/04/2021<text:tab/>LA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3T15:20:51.541941706</meta:creation-date>
    <dc:date>2021-05-01T13:21:39.390186505</dc:date>
    <meta:editing-duration>PT2H26M38S</meta:editing-duration>
    <meta:editing-cycles>8</meta:editing-cycles>
    <meta:generator>LibreOffice/6.0.7.3$Linux_X86_64 LibreOffice_project/00m0$Build-3</meta:generator>
    <meta:document-statistic meta:table-count="0" meta:image-count="0" meta:object-count="0" meta:page-count="8" meta:paragraph-count="100" meta:word-count="1658" meta:character-count="9585" meta:non-whitespace-character-count="8079"/>
  </office:meta>
</office:document-meta>
</file>